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officeooo:paragraph-rsid="0038d275"/>
    </style:style>
    <style:style style:name="P2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officeooo:paragraph-rsid="0038f4d9"/>
    </style:style>
    <style:style style:name="P3" style:family="paragraph" style:parent-style-name="Table_20_Contents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rsid="001eba26" officeooo:paragraph-rsid="001eba26"/>
    </style:style>
    <style:style style:name="P4" style:family="paragraph" style:parent-style-name="Table_20_Contents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rsid="0025846d" officeooo:paragraph-rsid="0025846d"/>
    </style:style>
    <style:style style:name="P5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fo:font-weight="bold" officeooo:rsid="000e5195" officeooo:paragraph-rsid="000e5195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fo:font-weight="bold" officeooo:rsid="001b12a4" officeooo:paragraph-rsid="001b12a4" style:font-weight-asian="bold" style:font-weight-complex="bold"/>
    </style:style>
    <style:style style:name="P7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style:font-name="Arial1" fo:language="en" fo:country="US" fo:font-weight="bold" officeooo:rsid="0038f4d9" officeooo:paragraph-rsid="0038f4d9" style:font-weight-asian="bold" style:font-weight-complex="bold"/>
    </style:style>
    <style:style style:name="P8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rsid="000e5195" officeooo:paragraph-rsid="000e5195"/>
    </style:style>
    <style:style style:name="P9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rsid="000e7a42" officeooo:paragraph-rsid="000e7a42"/>
    </style:style>
    <style:style style:name="P10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rsid="000ecb6c" officeooo:paragraph-rsid="000ecb6c"/>
    </style:style>
    <style:style style:name="P1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rsid="0010a03b" officeooo:paragraph-rsid="0010a03b"/>
    </style:style>
    <style:style style:name="P12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rsid="0013a65c" officeooo:paragraph-rsid="0013a65c"/>
    </style:style>
    <style:style style:name="P13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rsid="0013fcb5" officeooo:paragraph-rsid="0013fcb5"/>
    </style:style>
    <style:style style:name="P14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rsid="00146aa6" officeooo:paragraph-rsid="00146aa6"/>
    </style:style>
    <style:style style:name="P15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rsid="001b12a4" officeooo:paragraph-rsid="001b12a4"/>
    </style:style>
    <style:style style:name="P1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rsid="001b12a4" officeooo:paragraph-rsid="001cadd4"/>
    </style:style>
    <style:style style:name="P17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paragraph-rsid="002226f3"/>
    </style:style>
    <style:style style:name="P18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paragraph-rsid="002effbd"/>
    </style:style>
    <style:style style:name="P19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paragraph-rsid="0033d1f4"/>
    </style:style>
    <style:style style:name="P20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style:font-name="Arial1" fo:language="en" fo:country="US" officeooo:paragraph-rsid="002759f1"/>
    </style:style>
    <style:style style:name="P2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rsid="002226f3" officeooo:paragraph-rsid="002226f3"/>
    </style:style>
    <style:style style:name="P22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rsid="001cadd4" officeooo:paragraph-rsid="001cadd4"/>
    </style:style>
    <style:style style:name="P23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style:font-name="Arial1" fo:language="en" fo:country="US" officeooo:rsid="0038f4d9" officeooo:paragraph-rsid="0038f4d9"/>
    </style:style>
    <style:style style:name="P24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fo:language="en" fo:country="US" officeooo:paragraph-rsid="0038f4d9"/>
    </style:style>
    <style:style style:name="P25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fo:language="en" fo:country="US" style:text-underline-style="none" officeooo:rsid="003c78bc" officeooo:paragraph-rsid="003c78bc"/>
    </style:style>
    <style:style style:name="P26" style:family="paragraph" style:parent-style-name="Standard" style:list-style-name="L1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paragraph-rsid="0033d1f4"/>
    </style:style>
    <style:style style:name="P27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fo:font-variant="normal" fo:text-transform="none" style:font-name="Arial1" fo:font-size="12pt" fo:letter-spacing="normal" fo:language="en" fo:country="US" fo:font-style="normal" style:text-underline-style="none" fo:font-weight="normal" officeooo:rsid="003c78bc" officeooo:paragraph-rsid="003c78bc" loext:padding="0cm" loext:border="none"/>
    </style:style>
    <style:style style:name="P28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fo:language="en" fo:country="US" style:text-underline-style="none" officeooo:rsid="003c78bc" officeooo:paragraph-rsid="003c78bc"/>
    </style:style>
    <style:style style:name="P29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fo:language="en" fo:country="US" style:text-underline-style="none" officeooo:rsid="0043b930" officeooo:paragraph-rsid="0043b930"/>
    </style:style>
    <style:style style:name="P30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fo:language="en" fo:country="US" style:text-underline-style="none" fo:font-weight="bold" officeooo:rsid="0043b930" officeooo:paragraph-rsid="0043b930" style:font-weight-asian="bold" style:font-weight-complex="bold"/>
    </style:style>
    <style:style style:name="P31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officeooo:paragraph-rsid="0043b930"/>
    </style:style>
    <style:style style:name="P32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officeooo:paragraph-rsid="00464f1d"/>
    </style:style>
    <style:style style:name="P33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officeooo:rsid="00464f1d" officeooo:paragraph-rsid="00464f1d"/>
    </style:style>
    <style:style style:name="P34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officeooo:rsid="00472425" officeooo:paragraph-rsid="00472425"/>
    </style:style>
    <style:style style:name="T1" style:family="text">
      <style:text-properties officeooo:rsid="001cadd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add4" style:font-style-asian="italic" style:font-style-complex="italic"/>
    </style:style>
    <style:style style:name="T4" style:family="text">
      <style:text-properties fo:font-style="italic" officeooo:rsid="001fb62f" style:font-style-asian="italic" style:font-style-complex="italic"/>
    </style:style>
    <style:style style:name="T5" style:family="text">
      <style:text-properties fo:font-style="italic" officeooo:rsid="002effbd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cadd4" style:font-style-asian="normal" style:font-style-complex="normal"/>
    </style:style>
    <style:style style:name="T8" style:family="text">
      <style:text-properties fo:font-style="normal" officeooo:rsid="002a6077" style:font-style-asian="normal" style:font-style-complex="normal"/>
    </style:style>
    <style:style style:name="T9" style:family="text">
      <style:text-properties fo:font-style="normal" officeooo:rsid="002c0b66" style:font-style-asian="normal" style:font-style-complex="normal"/>
    </style:style>
    <style:style style:name="T10" style:family="text">
      <style:text-properties fo:font-style="normal" officeooo:rsid="00270c7d" style:font-style-asian="normal" style:font-style-complex="normal"/>
    </style:style>
    <style:style style:name="T11" style:family="text">
      <style:text-properties fo:font-style="normal" officeooo:rsid="002759f1" style:font-style-asian="normal" style:font-style-complex="normal"/>
    </style:style>
    <style:style style:name="T12" style:family="text">
      <style:text-properties fo:font-style="normal" officeooo:rsid="002effbd" style:font-style-asian="normal" style:font-style-complex="normal"/>
    </style:style>
    <style:style style:name="T13" style:family="text">
      <style:text-properties officeooo:rsid="001fb62f"/>
    </style:style>
    <style:style style:name="T14" style:family="text">
      <style:text-properties officeooo:rsid="002226f3"/>
    </style:style>
    <style:style style:name="T15" style:family="text">
      <style:text-properties style:font-name="Arial1" fo:language="en" fo:country="US" fo:font-weight="normal" style:font-weight-asian="normal" style:font-weight-complex="normal"/>
    </style:style>
    <style:style style:name="T16" style:family="text">
      <style:text-properties style:font-name="Arial1" fo:language="en" fo:country="US" fo:font-weight="normal" officeooo:rsid="001b12a4" style:font-weight-asian="normal" style:font-weight-complex="normal"/>
    </style:style>
    <style:style style:name="T17" style:family="text">
      <style:text-properties style:font-name="Arial1" fo:language="en" fo:country="US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font-name="Arial1" fo:language="en" fo:country="US" officeooo:rsid="0038f4d9"/>
    </style:style>
    <style:style style:name="T19" style:family="text">
      <style:text-properties officeooo:rsid="0025846d"/>
    </style:style>
    <style:style style:name="T20" style:family="text">
      <style:text-properties officeooo:rsid="002759f1"/>
    </style:style>
    <style:style style:name="T21" style:family="text">
      <style:text-properties officeooo:rsid="002d9b01"/>
    </style:style>
    <style:style style:name="T22" style:family="text">
      <style:text-properties fo:font-variant="normal" fo:text-transform="none" style:use-window-font-color="true" loext:opacity="0%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style:use-window-font-color="true" loext:opacity="0%" fo:font-size="12pt" fo:letter-spacing="normal" fo:font-style="normal" fo:font-weight="normal" officeooo:rsid="002effbd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style:font-name="Arial1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25" style:family="text">
      <style:text-properties fo:font-variant="normal" fo:text-transform="none" style:font-name="Arial1" fo:font-size="12pt" fo:letter-spacing="normal" fo:font-style="normal" fo:font-weight="normal" loext:padding="0cm" loext:border="none"/>
    </style:style>
    <style:style style:name="T26" style:family="text">
      <style:text-properties fo:font-variant="normal" fo:text-transform="none" style:font-name="Arial1" fo:font-size="12pt" fo:letter-spacing="normal" fo:font-style="normal" loext:padding="0cm" loext:border="none"/>
    </style:style>
    <style:style style:name="T27" style:family="text">
      <style:text-properties fo:font-variant="normal" fo:text-transform="none" style:font-name="Arial1" fo:font-size="12pt" fo:letter-spacing="normal" fo:language="en" fo:country="US" fo:font-style="normal" style:text-underline-style="solid" style:text-underline-width="auto" style:text-underline-color="font-color" fo:font-weight="normal" loext:padding="0cm" loext:border="none"/>
    </style:style>
    <style:style style:name="T28" style:family="text">
      <style:text-properties fo:font-variant="normal" fo:text-transform="none" style:font-name="Arial1" fo:font-size="12pt" fo:letter-spacing="normal" fo:language="en" fo:country="US" fo:font-style="normal" style:text-underline-style="none" fo:font-weight="normal" officeooo:rsid="0043b930" loext:padding="0cm" loext:border="none"/>
    </style:style>
    <style:style style:name="T29" style:family="text">
      <style:text-properties fo:font-variant="normal" fo:text-transform="none" style:font-name="Arial1" fo:font-size="12pt" fo:letter-spacing="normal" fo:language="en" fo:country="US" fo:font-style="normal" style:text-underline-style="none" fo:font-weight="normal" loext:padding="0cm" loext:border="none"/>
    </style:style>
    <style:style style:name="T30" style:family="text">
      <style:text-properties fo:font-variant="normal" fo:text-transform="none" style:font-name="Arial1" fo:font-size="12pt" fo:letter-spacing="normal" fo:language="en" fo:country="US" fo:font-style="normal" style:text-underline-style="none" fo:font-weight="normal" officeooo:rsid="00464f1d" loext:padding="0cm" loext:border="none"/>
    </style:style>
    <style:style style:name="T31" style:family="text">
      <style:text-properties fo:font-variant="normal" fo:text-transform="none" style:font-name="Arial1" fo:font-size="12pt" fo:letter-spacing="normal" fo:language="en" fo:country="US" fo:font-style="italic" style:text-underline-style="none" fo:font-weight="normal" officeooo:rsid="0043b930" style:font-style-asian="italic" style:font-style-complex="italic" loext:padding="0cm" loext:border="none"/>
    </style:style>
    <style:style style:name="T32" style:family="text">
      <style:text-properties fo:font-variant="normal" fo:text-transform="none" style:font-name="Arial1" fo:font-size="12pt" fo:letter-spacing="normal" fo:language="en" fo:country="US" fo:font-style="italic" style:text-underline-style="none" fo:font-weight="normal" style:font-style-asian="italic" style:font-style-complex="italic" loext:padding="0cm" loext:border="none"/>
    </style:style>
    <style:style style:name="T33" style:family="text">
      <style:text-properties officeooo:rsid="003b0a42"/>
    </style:style>
    <style:style style:name="T34" style:family="text">
      <style:text-properties style:font-name="Arial1" fo:language="en" fo:country="US"/>
    </style:style>
    <style:style style:name="T35" style:family="text">
      <style:text-properties style:font-name="Arial1" fo:language="en" fo:country="US" officeooo:rsid="0043b93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ardware</text:p>
      <text:p text:style-name="P8"/>
      <text:p text:style-name="P9">SSD: solid state drive</text:p>
      <text:p text:style-name="P9">HDD: hard disk drive</text:p>
      <text:p text:style-name="P9"/>
      <text:p text:style-name="P9">RAM: random access memory</text:p>
      <text:p text:style-name="P9">ROM: read-only memory (actually not read only now)</text:p>
      <text:p text:style-name="P9"/>
      <text:p text:style-name="P10">AMD &gt;&gt; nvidia for Linux (nvidia makes their code impossible to reverse engineer for Linux programmers)</text:p>
      <text:p text:style-name="P10"/>
      <text:p text:style-name="P11"><text:span text:style-name="T2">Server</text:span> is like a computer but has much more RAM and ROM in order to be able to reply to many <text:span text:style-name="T2">requests</text:span> and hold a lot of information in memory. </text:p>
      <text:p text:style-name="P11"/>
      <text:p text:style-name="P12"><text:span text:style-name="T2">VPS</text:span> (virtual private server): to outsource tasks on a machine with chosen specs. </text:p>
      <text:p text:style-name="P12"/>
      <text:p text:style-name="P13">Clouds: aws (amazon), gcp (google), azure (microsoft)</text:p>
      <text:p text:style-name="P13"/>
      <text:p text:style-name="P14"><text:span text:style-name="T2">Web server</text:span>: apache, nginx</text:p>
      <text:p text:style-name="P14"/>
      <text:p text:style-name="P14"/>
      <text:p text:style-name="P6">Data units</text:p>
      <text:p text:style-name="P15"/>
      <text:p text:style-name="P16"><text:span text:style-name="T2">bit</text:span><text:span text:style-name="T6"> </text:span><text:span text:style-name="T7">is </text:span><text:span text:style-name="T3">binary</text:span>: 0 or 1 <text:span text:style-name="T1">(A) </text:span></text:p>
      <text:p text:style-name="P15"/>
      <text:p text:style-name="P16"><text:span text:style-name="T2">byte</text:span>: 8 bits <text:span text:style-name="T1">(A, B, C, D, E, F, G, H)</text:span></text:p>
      <text:p text:style-name="P16"/>
      <text:p text:style-name="P1"><text:span text:style-name="T16">A </text:span><text:span text:style-name="Strong_20_Emphasis"><text:span text:style-name="T16">byte</text:span></text:span><text:span text:style-name="T16"> is generally 8 bits today, but historically it could vary. </text:span></text:p>
      <text:p text:style-name="P1"><text:span text:style-name="T15">An </text:span><text:span text:style-name="Strong_20_Emphasis"><text:span text:style-name="T17">octet</text:span></text:span><text:span text:style-name="T15"> is explicitly 8 bits, without any historical or contextual ambiguity. </text:span></text:p>
      <text:p text:style-name="P15"/>
      <text:p text:style-name="P15">0000 0000 = 0 ; 0000 0001 = 1 ; 0000 0010 = 2 ; 0000 0011 = 3 ; … ; 1111 1111 = 255</text:p>
      <text:p text:style-name="P15">→ <text:span text:style-name="T4">256 </text:span><text:span text:style-name="T13">combinations </text:span><text:span text:style-name="T14">(2^8)</text:span></text:p>
      <text:p text:style-name="P15"/>
      <text:p text:style-name="P17"><text:span text:style-name="T14">With 2 bytes, you have </text:span>65 536 <text:span text:style-name="T14">combinations (2^16 – 16 bits)</text:span></text:p>
      <text:p text:style-name="P21"/>
      <text:p text:style-name="P22">(An <text:span text:style-name="T2">IP address </text:span>is composed of 4 bytes)</text:p>
      <text:p text:style-name="P22"/>
      <text:p text:style-name="P22">HGFE DCBA : A x 1 + B x 2 + C x 4 + D x 8 + E x 16 + F x 32 + G x 64 + H x 128</text:p>
      <text:p text:style-name="P22"/>
      <text:p text:style-name="P22">→ it follows a <text:span text:style-name="T2">base 2</text:span></text:p>
      <text:p text:style-name="P22"><text:span text:style-name="T6"/></text:p>
      <text:p text:style-name="P18"><text:span text:style-name="T12">For letters, </text:span><text:span text:style-name="T5">ASCII</text:span><text:span text:style-name="T12"> (</text:span><text:span text:style-name="T22">American Standard Code for Information Interchange</text:span><text:span text:style-name="T23">) </text:span><text:span text:style-name="T12">is the most common</text:span></text:p>
      <text:p text:style-name="P22"><text:span text:style-name="T2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Decimal (base 10) / <text:span text:style-name="T19">letter</text:span></text:p>
          </table:table-cell>
          <table:table-cell table:style-name="Table1.B1" office:value-type="string">
            <text:p text:style-name="P3">Binary (base 2) / <text:span text:style-name="T10">ASCII</text:span></text:p>
          </table:table-cell>
        </table:table-row>
        <text:soft-page-break/>
        <table:table-row>
          <table:table-cell table:style-name="Table1.A2" office:value-type="string">
            <text:p text:style-name="P3">2</text:p>
          </table:table-cell>
          <table:table-cell table:style-name="Table1.B2" office:value-type="string">
            <text:p text:style-name="P3">0000 0010</text:p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B2" office:value-type="string">
            <text:p text:style-name="P3">0000 1010</text:p>
          </table:table-cell>
        </table:table-row>
        <table:table-row>
          <table:table-cell table:style-name="Table1.A2" office:value-type="string">
            <text:p text:style-name="P4">e</text:p>
          </table:table-cell>
          <table:table-cell table:style-name="Table1.B2" office:value-type="string">
            <text:p text:style-name="P20">0110 0101<text:span text:style-name="T21">*</text:span></text:p>
          </table:table-cell>
        </table:table-row>
      </table:table>
      <text:p text:style-name="P22"><text:span text:style-name="T2"/></text:p>
      <text:p text:style-name="P19"><text:span text:style-name="T11">* </text:span><text:span text:style-name="T8">to convert in ASCII, </text:span><text:span text:style-name="T11">we start with 101 </text:span><text:span text:style-name="T9">(e – 5 = 2^2 + 2^0)</text:span><text:span text:style-name="T11">, then do the following operations:</text:span></text:p>
      <text:list text:style-name="L1">
        <text:list-item>
          <text:p text:style-name="P26"><text:span text:style-name="T7">101%2 </text:span><text:span text:style-name="T11">=</text:span><text:span text:style-name="T7"> 1</text:span></text:p>
        </text:list-item>
        <text:list-item>
          <text:p text:style-name="P26">50%2 <text:span text:style-name="T20">= </text:span>0</text:p>
        </text:list-item>
        <text:list-item>
          <text:p text:style-name="P26">25%2 <text:span text:style-name="T20">= </text:span>1</text:p>
        </text:list-item>
        <text:list-item>
          <text:p text:style-name="P26">12%2 <text:span text:style-name="T20">= </text:span>0</text:p>
        </text:list-item>
        <text:list-item>
          <text:p text:style-name="P26">6%2 <text:span text:style-name="T20">= </text:span>0</text:p>
        </text:list-item>
        <text:list-item>
          <text:p text:style-name="P26">3%2 <text:span text:style-name="T20">= </text:span>1</text:p>
        </text:list-item>
        <text:list-item>
          <text:p text:style-name="P26">1%2 <text:span text:style-name="T20">= </text:span>1</text:p>
        </text:list-item>
      </text:list>
      <text:p text:style-name="P20"><text:span text:style-name="T20">Remainders in reverse order → </text:span>0110 0101</text:p>
      <text:p text:style-name="P20"/>
      <text:p text:style-name="P20"/>
      <text:p text:style-name="P7">GitHub</text:p>
      <text:p text:style-name="P23"/>
      <text:p text:style-name="P23"><text:span text:style-name="T2">Markdown</text:span>: language used t<text:span text:style-name="T33">o </text:span>layout a page</text:p>
      <text:p text:style-name="P2"><text:span text:style-name="T18">→ </text:span><text:a xlink:type="simple" xlink:href="https://www.markdownguide.org/basic-syntax/" text:style-name="Internet_20_link" text:visited-style-name="Visited_20_Internet_20_Link"><text:span text:style-name="T27">https://www.markdownguide.org/basic-syntax/</text:span></text:a><text:span text:style-name="T27"> </text:span></text:p>
      <text:p text:style-name="P24"><text:span text:style-name="T24"/></text:p>
      <text:p text:style-name="P27"><text:span text:style-name="T2">OpenSource</text:span>: anyone can access the code and edit it for free </text:p>
      <text:p text:style-name="P25"><text:span text:style-name="T25"/></text:p>
      <text:p text:style-name="P25"><text:span text:style-name="T25"/></text:p>
      <text:p text:style-name="P30"><text:span text:style-name="T26">Terminal</text:span></text:p>
      <text:p text:style-name="P29"><text:span text:style-name="T25"/></text:p>
      <text:p text:style-name="P31"><text:span text:style-name="T31">kernel</text:span><text:span text:style-name="T28">:</text:span><text:span text:style-name="T34"> program at the core of </text:span><text:span text:style-name="T35">operating system, </text:span><text:span text:style-name="T34">generally </text:span><text:span text:style-name="T35">with </text:span><text:span text:style-name="T34">complete control over everything in the system</text:span></text:p>
      <text:p text:style-name="P31"><text:span text:style-name="T31">shell</text:span><text:span text:style-name="T28">: program that allows the user to communicate with the kernel</text:span></text:p>
      <text:p text:style-name="P31"><text:span text:style-name="T28"/></text:p>
      <text:p text:style-name="P32"><text:span text:style-name="T30">On the shell: </text:span><text:span text:style-name="T28">u</text:span><text:span text:style-name="T30">ser@hotname</text:span><text:span text:style-name="T30">:~$</text:span></text:p>
      <text:p text:style-name="P33"><text:span text:style-name="T29">‘~’:in the personal repository</text:span></text:p>
      <text:p text:style-name="P33"><text:span text:style-name="T29">‘$’: not a privileged user -- # would mean ‘root account’</text:span></text:p>
      <text:p text:style-name="P33"><text:span text:style-name="T29"/></text:p>
      <text:p text:style-name="P34"><text:span text:style-name="T29">Writing a command: ls -l rep1</text:span></text:p>
      <text:p text:style-name="P34"><text:span text:style-name="T29"><text:tab/>→ The shell will execute the </text:span><text:span text:style-name="T32">command</text:span><text:span text:style-name="T29"> ‘ls’ with the </text:span><text:span text:style-name="T32">option</text:span><text:span text:style-name="T29"> ‘l’ on the </text:span><text:span text:style-name="T32">argument</text:span><text:span text:style-name="T29"> ‘rep1’</text:span></text:p>
      <text:p text:style-name="P34"><text:span text:style-name="T29"/></text:p>
      <text:p text:style-name="P34"><text:span text:style-name="T2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2T13:57:10.755000000</meta:creation-date>
    <dc:date>2024-08-14T12:22:31.108000000</dc:date>
    <meta:editing-duration>PT4H43M17S</meta:editing-duration>
    <meta:editing-cycles>40</meta:editing-cycles>
    <meta:generator>LibreOffice/24.2.5.2$Windows_X86_64 LibreOffice_project/bffef4ea93e59bebbeaf7f431bb02b1a39ee8a59</meta:generator>
    <meta:document-statistic meta:table-count="1" meta:image-count="0" meta:object-count="0" meta:page-count="2" meta:paragraph-count="51" meta:word-count="402" meta:character-count="1982" meta:non-whitespace-character-count="1628"/>
  </office:meta>
</office:document-meta>
</file>